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99cm"/>
    </style:style>
    <style:style style:name="co2" style:family="table-column">
      <style:table-column-properties fo:break-before="auto" style:column-width="3.5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2.701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33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fo:border-bottom="0.74pt solid #000000" fo:background-color="#c517e6" fo:border-left="0.74pt solid #000000" fo:border-right="none" fo:border-top="0.74pt solid #000000" style:vertical-align="middle"/>
    </style:style>
    <style:style style:name="ce9" style:family="table-cell" style:parent-style-name="Default">
      <style:table-cell-properties fo:border-bottom="0.06pt solid #000000" fo:background-color="#cf5c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e6c517" fo:border-left="0.74pt solid #000000" fo:border-right="none" fo:border-top="0.74pt solid #000000" style:vertical-align="middle"/>
    </style:style>
    <style:style style:name="ce14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ackground-color="#e65d17" fo:border-left="0.74pt solid #000000" fo:border-right="none" fo:border-top="0.74pt solid #000000" style:vertical-align="middle"/>
    </style:style>
    <style:style style:name="ce26" style:family="table-cell" style:parent-style-name="Default">
      <style:table-cell-properties fo:border-bottom="none" fo:background-color="#ff894d" style:cell-protect="none" style:print-content="true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ackground-color="#e61738" fo:border-left="0.74pt solid #000000" fo:border-right="none" fo:border-top="0.74pt solid #000000" style:vertical-align="middle"/>
    </style:style>
    <style:style style:name="ce30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74pt solid #000000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00">
      <style:table-cell-properties fo:border-bottom="0.74pt solid #000000" fo:background-color="#c517e6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 style:data-style-name="N100">
      <style:table-cell-properties fo:border-bottom="0.74pt solid #000000" fo:background-color="#e6c517" style:text-align-source="fix" style:repeat-content="false" fo:border-left="none" fo:border-right="none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61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 style:data-style-name="N100">
      <style:table-cell-properties fo:border-bottom="none" fo:background-color="#ffee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6" style:family="table-cell" style:parent-style-name="Default" style:data-style-name="N100">
      <style:table-cell-properties fo:border-bottom="0.06pt solid #000000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 style:data-style-name="N100">
      <style:table-cell-properties fo:border-bottom="0.74pt solid #000000" fo:background-color="#e65d17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68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0" style:family="table-cell" style:parent-style-name="Default" style:data-style-name="N100">
      <style:table-cell-properties fo:border-bottom="none" fo:background-color="#ffbb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1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5" style:family="table-cell" style:parent-style-name="Default" style:data-style-name="N100">
      <style:table-cell-properties fo:border-bottom="0.74pt solid #000000" fo:background-color="#e61738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57" style:family="table-cell" style:parent-style-name="Default" style:data-style-name="N100">
      <style:table-cell-properties fo:background-color="#ff4d69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8" style:family="table-cell" style:parent-style-name="Default" style:data-style-name="N100">
      <style:table-cell-properties fo:background-color="#ff99a9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 style:data-style-name="N100">
      <style:table-cell-properties fo:border-bottom="none" fo:background-color="#ff4d6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 style:data-style-name="N100">
      <style:table-cell-properties fo:border-bottom="none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0" style:family="table-cell" style:parent-style-name="Default" style:data-style-name="N100">
      <style:table-cell-properties fo:border-bottom="0.74pt solid #000000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3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cm"/>
      <style:text-properties fo:color="#ffffff"/>
    </style:style>
    <style:style style:name="ce52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2" style:family="table-cell" style:parent-style-name="Default" style:data-style-name="N100">
      <style:table-cell-properties fo:border-bottom="none" fo:background-color="#ffe3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3" style:family="table-cell" style:parent-style-name="Default" style:data-style-name="N100">
      <style:table-cell-properties fo:background-color="#ffee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74" style:family="table-cell" style:parent-style-name="Default" style:data-style-name="N100">
      <style:table-cell-properties fo:background-color="#ffe34d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75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0.74pt solid #000000" fo:background-color="#e65d17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0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8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0" style:family="table-cell" style:parent-style-name="Default" style:data-style-name="N100">
      <style:table-cell-properties fo:background-color="#ff894d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5" style:family="table-cell" style:parent-style-name="Default" style:data-style-name="N100">
      <style:table-cell-properties fo:border-bottom="0.74pt solid #000000" fo:background-color="#e61738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82" style:family="table-cell" style:parent-style-name="Default" style:data-style-name="N100">
      <style:table-cell-properties fo:background-color="#ff4d6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3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4" style:family="table-cell" style:parent-style-name="Default" style:data-style-name="N100">
      <style:table-cell-properties fo:border-bottom="0.74pt solid #000000" fo:background-color="#ff99a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91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 style:data-style-name="N100">
      <style:table-cell-properties fo:border-bottom="0.74pt solid #000000" fo:background-color="#b3981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</style:style>
    <style:style style:name="ce93" style:family="table-cell" style:parent-style-name="Default" style:data-style-name="N100">
      <style:table-cell-properties fo:border-bottom="0.74pt solid #000000" fo:background-color="#e65d17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2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6" style:family="table-cell" style:parent-style-name="Default" style:data-style-name="N100">
      <style:table-cell-properties fo:border-bottom="0.74pt solid #000000" fo:background-color="#e61738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9" style:family="table-cell" style:parent-style-name="Default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07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00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20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1" style:family="table-cell" style:parent-style-name="Default" style:data-style-name="N100">
      <style:table-cell-properties fo:border-bottom="none" fo:background-color="#ffee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2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4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5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6" style:family="table-cell" style:parent-style-name="Default" style:data-style-name="N100">
      <style:table-cell-properties fo:border-bottom="none" fo:background-color="#ffbb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8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15" style:family="table-cell" style:parent-style-name="Default">
      <style:table-cell-properties fo:border-bottom="0.74pt solid #000000" fo:background-color="#c517e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16" style:family="table-cell" style:parent-style-name="Default">
      <style:table-cell-properties fo:border-bottom="0.06pt solid #000000" fo:background-color="#cf5c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0.74pt solid #000000" fo:background-color="#e6c51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4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135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36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37" style:family="table-cell" style:parent-style-name="Default">
      <style:table-cell-properties fo:border-bottom="0.74pt solid #000000" fo:background-color="#e65d1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8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139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0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1" style:family="table-cell" style:parent-style-name="Default">
      <style:table-cell-properties fo:border-bottom="0.74pt solid #000000" fo:background-color="#e61738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42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3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4" style:family="table-cell" style:parent-style-name="Default">
      <style:table-cell-properties fo:border-bottom="0.74pt solid #000000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55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156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118" style:family="table-cell" style:parent-style-name="Default">
      <style:table-cell-properties fo:background-color="#cf5ce6" style:text-align-source="fix" style:repeat-content="false" fo:border="0.06pt solid #000000" style:vertical-align="middle"/>
      <style:paragraph-properties fo:text-align="center" fo:margin-left="0cm"/>
    </style:style>
    <style:style style:name="ce149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333333" fo:font-style="italic" style:font-style-asian="italic" style:font-style-complex="italic"/>
    </style:style>
    <style:style style:name="ce123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3" style:family="table-cell" style:parent-style-name="Default">
      <style:table-cell-properties fo:border-bottom="none" fo:background-color="#ffee9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ce146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fo:background-color="#ffee9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6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ce158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333333"/>
    </style:style>
    <style:style style:name="ce132" style:family="table-cell" style:parent-style-name="Default">
      <style:table-cell-properties fo:border-bottom="none" fo:background-color="#ff894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33" style:family="table-cell" style:parent-style-name="Default">
      <style:table-cell-properties fo:border-bottom="none" fo:background-color="#ffbb9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50" style:family="table-cell" style:parent-style-name="Default">
      <style:table-cell-properties fo:border-bottom="none" fo:background-color="#ff894d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</style:style>
    <style:style style:name="ce154" style:family="table-cell" style:parent-style-name="Default">
      <style:table-cell-properties fo:border-bottom="none" fo:background-color="#ff4d6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2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8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0.06pt solid #000000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75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rra 2025" table:style-name="ta1">
        <table:table-column table:style-name="co1" table:default-cell-style-name="ce33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1" table:number-columns-repeated="16373" table:default-cell-style-name="Default"/>
        <table:table-row table:style-name="ro1">
          <table:table-cell table:style-name="ce1" office:value-type="string" calcext:value-type="string">
            <text:p>Categorías</text:p>
          </table:table-cell>
          <table:table-cell table:style-name="ce1" office:value-type="string" calcext:value-type="string" table:number-columns-spanned="10" table:number-rows-spanned="1">
            <text:p>Nominadas</text:p>
          </table:table-cell>
          <table:covered-table-cell table:number-columns-repeated="9" table:style-name="ce63"/>
          <table:table-cell table:style-name="ce1" office:value-type="string" calcext:value-type="string">
            <text:p>Ganadora</text:p>
          </table:table-cell>
          <table:table-cell table:style-name="ce155" office:value-type="string" calcext:value-type="string">
            <text:p>Ale</text:p>
          </table:table-cell>
          <table:table-cell table:style-name="ce155" office:value-type="string" calcext:value-type="string">
            <text:p>Pablo</text:p>
          </table:table-cell>
          <table:table-cell table:style-name="ce155" office:value-type="string" calcext:value-type="string">
            <text:p>Portillo</text:p>
          </table:table-cell>
          <table:table-cell table:style-name="ce155" office:value-type="string" calcext:value-type="string">
            <text:p>Migue</text:p>
          </table:table-cell>
          <table:table-cell table:style-name="ce155" office:value-type="string" calcext:value-type="string">
            <text:p>Andrés</text:p>
          </table:table-cell>
          <table:table-cell table:style-name="ce155" office:value-type="string" calcext:value-type="string">
            <text:p>Berto</text:p>
          </table:table-cell>
          <table:table-cell table:style-name="ce155" office:value-type="string" calcext:value-type="string">
            <text:p>Jose</text:p>
          </table:table-cell>
          <table:table-cell table:style-name="ce155" office:value-type="string" calcext:value-type="string">
            <text:p>Apuesta</text:p>
          </table:table-cell>
          <table:table-cell table:style-name="ce183" table:number-columns-repeated="1004"/>
        </table:table-row>
        <table:table-row table:style-name="ro1">
          <table:table-cell table:style-name="ce4"/>
          <table:table-cell table:style-name="ce34" office:value-type="string" calcext:value-type="string" table:number-columns-spanned="10" table:number-rows-spanned="1">
            <text:p>Categoría principal</text:p>
          </table:table-cell>
          <table:covered-table-cell table:number-columns-repeated="9" table:style-name="ce52"/>
          <table:table-cell table:style-name="ce115" office:value-type="string" calcext:value-type="string">
            <text:p>10 pt</text:p>
          </table:table-cell>
          <table:table-cell table:style-name="ce156" table:formula="of:=IF([.$L$3]=[.M3];10;0)+IF([.$L$5]=[.M5];5;0)+IF([.$L$6]=[.M6];5;0)+IF([.$L$7]=[.M7];5;0)+IF([.$L$8]=[.M8];5;0)+IF([.$L$9]=[.M9];5;0)+IF([.$L$11]=[.M11];3;0)+IF([.$L$12]=[.M12];3;0)+IF([.$L$13]=[.M13];3;0)+IF([.$L$14]=[.M14];3;0)+IF([.$L$15]=[.M15];3;0)+IF([.$L$16]=[.M16];3;0)+IF([.$L$17]=[.M17];3;0)+IF([.$L$18]=[.M18];3;0)+IF([.$L$19]=[.M19];3;0)+IF([.$L$21]=[.M21];1;0)+IF([.$L$22]=[.M22];1;0)+IF([.$L$23]=[.M23];1;0)+IF([.$L$24]=[.M24];1;0)+IF([.$L$25]=[.M25];1;0)+IF([.$L$26]=[.M26];1;0)+IF([.$L$27]=[.M27];1;0)+IF([.$L$28]=[.M28];1;0)" office:value-type="float" office:value="0" calcext:value-type="float">
            <text:p>0</text:p>
          </table:table-cell>
          <table:table-cell table:style-name="ce156" table:formula="of:=IF([.$L$3]=[.N3];10;0)+IF([.$L$5]=[.N5];5;0)+IF([.$L$6]=[.N6];5;0)+IF([.$L$7]=[.N7];5;0)+IF([.$L$8]=[.N8];5;0)+IF([.$L$9]=[.N9];5;0)+IF([.$L$11]=[.N11];3;0)+IF([.$L$12]=[.N12];3;0)+IF([.$L$13]=[.N13];3;0)+IF([.$L$14]=[.N14];3;0)+IF([.$L$15]=[.N15];3;0)+IF([.$L$16]=[.N16];3;0)+IF([.$L$17]=[.N17];3;0)+IF([.$L$18]=[.N18];3;0)+IF([.$L$19]=[.N19];3;0)+IF([.$L$21]=[.N21];1;0)+IF([.$L$22]=[.N22];1;0)+IF([.$L$23]=[.N23];1;0)+IF([.$L$24]=[.N24];1;0)+IF([.$L$25]=[.N25];1;0)+IF([.$L$26]=[.N26];1;0)+IF([.$L$27]=[.N27];1;0)+IF([.$L$28]=[.N28];1;0)" office:value-type="float" office:value="0" calcext:value-type="float">
            <text:p>0</text:p>
          </table:table-cell>
          <table:table-cell table:style-name="ce156" table:formula="of:=IF([.$L$3]=[.O3];10;0)+IF([.$L$5]=[.O5];5;0)+IF([.$L$6]=[.O6];5;0)+IF([.$L$7]=[.O7];5;0)+IF([.$L$8]=[.O8];5;0)+IF([.$L$9]=[.O9];5;0)+IF([.$L$11]=[.O11];3;0)+IF([.$L$12]=[.O12];3;0)+IF([.$L$13]=[.O13];3;0)+IF([.$L$14]=[.O14];3;0)+IF([.$L$15]=[.O15];3;0)+IF([.$L$16]=[.O16];3;0)+IF([.$L$17]=[.O17];3;0)+IF([.$L$18]=[.O18];3;0)+IF([.$L$19]=[.O19];3;0)+IF([.$L$21]=[.O21];1;0)+IF([.$L$22]=[.O22];1;0)+IF([.$L$23]=[.O23];1;0)+IF([.$L$24]=[.O24];1;0)+IF([.$L$25]=[.O25];1;0)+IF([.$L$26]=[.O26];1;0)+IF([.$L$27]=[.O27];1;0)+IF([.$L$28]=[.O28];1;0)" office:value-type="float" office:value="0" calcext:value-type="float">
            <text:p>0</text:p>
          </table:table-cell>
          <table:table-cell table:style-name="ce156" table:formula="of:=IF([.$L$3]=[.P3];10;0)+IF([.$L$5]=[.P5];5;0)+IF([.$L$6]=[.P6];5;0)+IF([.$L$7]=[.P7];5;0)+IF([.$L$8]=[.P8];5;0)+IF([.$L$9]=[.P9];5;0)+IF([.$L$11]=[.P11];3;0)+IF([.$L$12]=[.P12];3;0)+IF([.$L$13]=[.P13];3;0)+IF([.$L$14]=[.P14];3;0)+IF([.$L$15]=[.P15];3;0)+IF([.$L$16]=[.P16];3;0)+IF([.$L$17]=[.P17];3;0)+IF([.$L$18]=[.P18];3;0)+IF([.$L$19]=[.P19];3;0)+IF([.$L$21]=[.P21];1;0)+IF([.$L$22]=[.P22];1;0)+IF([.$L$23]=[.P23];1;0)+IF([.$L$24]=[.P24];1;0)+IF([.$L$25]=[.P25];1;0)+IF([.$L$26]=[.P26];1;0)+IF([.$L$27]=[.P27];1;0)+IF([.$L$28]=[.P28];1;0)" office:value-type="float" office:value="0" calcext:value-type="float">
            <text:p>0</text:p>
          </table:table-cell>
          <table:table-cell table:style-name="ce156" table:formula="of:=IF([.$L$3]=[.Q3];10;0)+IF([.$L$5]=[.Q5];5;0)+IF([.$L$6]=[.Q6];5;0)+IF([.$L$7]=[.Q7];5;0)+IF([.$L$8]=[.Q8];5;0)+IF([.$L$9]=[.Q9];5;0)+IF([.$L$11]=[.Q11];3;0)+IF([.$L$12]=[.Q12];3;0)+IF([.$L$13]=[.Q13];3;0)+IF([.$L$14]=[.Q14];3;0)+IF([.$L$15]=[.Q15];3;0)+IF([.$L$16]=[.Q16];3;0)+IF([.$L$17]=[.Q17];3;0)+IF([.$L$18]=[.Q18];3;0)+IF([.$L$19]=[.Q19];3;0)+IF([.$L$21]=[.Q21];1;0)+IF([.$L$22]=[.Q22];1;0)+IF([.$L$23]=[.Q23];1;0)+IF([.$L$24]=[.Q24];1;0)+IF([.$L$25]=[.Q25];1;0)+IF([.$L$26]=[.Q26];1;0)+IF([.$L$27]=[.Q27];1;0)+IF([.$L$28]=[.Q28];1;0)" office:value-type="float" office:value="0" calcext:value-type="float">
            <text:p>0</text:p>
          </table:table-cell>
          <table:table-cell table:style-name="ce156" table:formula="of:=IF([.$L$3]=[.R3];10;0)+IF([.$L$5]=[.R5];5;0)+IF([.$L$6]=[.R6];5;0)+IF([.$L$7]=[.R7];5;0)+IF([.$L$8]=[.R8];5;0)+IF([.$L$9]=[.R9];5;0)+IF([.$L$11]=[.R11];3;0)+IF([.$L$12]=[.R12];3;0)+IF([.$L$13]=[.R13];3;0)+IF([.$L$14]=[.R14];3;0)+IF([.$L$15]=[.R15];3;0)+IF([.$L$16]=[.R16];3;0)+IF([.$L$17]=[.R17];3;0)+IF([.$L$18]=[.R18];3;0)+IF([.$L$19]=[.R19];3;0)+IF([.$L$21]=[.R21];1;0)+IF([.$L$22]=[.R22];1;0)+IF([.$L$23]=[.R23];1;0)+IF([.$L$24]=[.R24];1;0)+IF([.$L$25]=[.R25];1;0)+IF([.$L$26]=[.R26];1;0)+IF([.$L$27]=[.R27];1;0)+IF([.$L$28]=[.R28];1;0)" office:value-type="float" office:value="0" calcext:value-type="float">
            <text:p>0</text:p>
          </table:table-cell>
          <table:table-cell table:style-name="ce156" table:formula="of:=IF([.$L$3]=[.S3];10;0)+IF([.$L$5]=[.S5];5;0)+IF([.$L$6]=[.S6];5;0)+IF([.$L$7]=[.S7];5;0)+IF([.$L$8]=[.S8];5;0)+IF([.$L$9]=[.S9];5;0)+IF([.$L$11]=[.S11];3;0)+IF([.$L$12]=[.S12];3;0)+IF([.$L$13]=[.S13];3;0)+IF([.$L$14]=[.S14];3;0)+IF([.$L$15]=[.S15];3;0)+IF([.$L$16]=[.S16];3;0)+IF([.$L$17]=[.S17];3;0)+IF([.$L$18]=[.S18];3;0)+IF([.$L$19]=[.S19];3;0)+IF([.$L$21]=[.S21];1;0)+IF([.$L$22]=[.S22];1;0)+IF([.$L$23]=[.S23];1;0)+IF([.$L$24]=[.S24];1;0)+IF([.$L$25]=[.S25];1;0)+IF([.$L$26]=[.S26];1;0)+IF([.$L$27]=[.S27];1;0)+IF([.$L$28]=[.S28];1;0)" office:value-type="float" office:value="0" calcext:value-type="float">
            <text:p>0</text:p>
          </table:table-cell>
          <table:table-cell table:style-name="ce156" table:formula="of:=IF([.$L$3]=[.T3];10;0)+IF([.$L$5]=[.T5];5;0)+IF([.$L$6]=[.T6];5;0)+IF([.$L$7]=[.T7];5;0)+IF([.$L$8]=[.T8];5;0)+IF([.$L$9]=[.T9];5;0)+IF([.$L$11]=[.T11];3;0)+IF([.$L$12]=[.T12];3;0)+IF([.$L$13]=[.T13];3;0)+IF([.$L$14]=[.T14];3;0)+IF([.$L$15]=[.T15];3;0)+IF([.$L$16]=[.T16];3;0)+IF([.$L$17]=[.T17];3;0)+IF([.$L$18]=[.T18];3;0)+IF([.$L$19]=[.T19];3;0)+IF([.$L$21]=[.T21];1;0)+IF([.$L$22]=[.T22];1;0)+IF([.$L$23]=[.T23];1;0)+IF([.$L$24]=[.T24];1;0)+IF([.$L$25]=[.T25];1;0)+IF([.$L$26]=[.T26];1;0)+IF([.$L$27]=[.T27];1;0)+IF([.$L$28]=[.T28];1;0)" office:value-type="float" office:value="0" calcext:value-type="float">
            <text:p>0</text:p>
          </table:table-cell>
          <table:table-cell table:style-name="ce33" table:number-columns-repeated="1004"/>
          <table:table-cell table:number-columns-repeated="15360"/>
        </table:table-row>
        <table:table-row table:style-name="ro1">
          <table:table-cell table:style-name="ce9" office:value-type="string" calcext:value-type="string">
            <text:p>Película</text:p>
          </table:table-cell>
          <table:table-cell table:style-name="ce35" office:value-type="string" calcext:value-type="string">
            <text:p>A Complete Unknown</text:p>
          </table:table-cell>
          <table:table-cell table:style-name="ce53" office:value-type="string" calcext:value-type="string">
            <text:p>Anora</text:p>
          </table:table-cell>
          <table:table-cell table:style-name="ce91" office:value-type="string" calcext:value-type="string">
            <text:p>Aún estoy aquí</text:p>
          </table:table-cell>
          <table:table-cell table:style-name="ce91" office:value-type="string" calcext:value-type="string">
            <text:p>Cónclave</text:p>
          </table:table-cell>
          <table:table-cell table:style-name="ce91" office:value-type="string" calcext:value-type="string">
            <text:p>Dune 2</text:p>
          </table:table-cell>
          <table:table-cell table:style-name="ce91" office:value-type="string" calcext:value-type="string">
            <text:p>Emilia Pérez</text:p>
          </table:table-cell>
          <table:table-cell table:style-name="ce91" office:value-type="string" calcext:value-type="string">
            <text:p>La sustancia</text:p>
          </table:table-cell>
          <table:table-cell table:style-name="ce91" office:value-type="string" calcext:value-type="string">
            <text:p>Nickel Boys</text:p>
          </table:table-cell>
          <table:table-cell table:style-name="ce91" office:value-type="string" calcext:value-type="string">
            <text:p>The Brutalist</text:p>
          </table:table-cell>
          <table:table-cell table:style-name="ce91" office:value-type="string" calcext:value-type="string">
            <text:p>Wicked</text:p>
          </table:table-cell>
          <table:table-cell table:style-name="ce116" office:value-type="string" calcext:value-type="string">
            <text:p>?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H3]" office:value-type="string" office:string-value="La sustancia" calcext:value-type="string">
            <text:p>La sustancia</text:p>
          </table:table-cell>
          <table:table-cell table:style-name="ce118"/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/>
          <table:table-cell table:style-name="ce33" table:number-columns-repeated="1004"/>
          <table:table-cell table:number-columns-repeated="15360"/>
        </table:table-row>
        <table:table-row table:style-name="ro1">
          <table:table-cell table:style-name="ce10"/>
          <table:table-cell table:style-name="ce36" office:value-type="string" calcext:value-type="string" table:number-columns-spanned="10" table:number-rows-spanned="1">
            <text:p>Categorías importantes</text:p>
          </table:table-cell>
          <table:covered-table-cell table:style-name="ce52"/>
          <table:covered-table-cell table:style-name="ce92"/>
          <table:covered-table-cell table:number-columns-repeated="7" table:style-name="ce52"/>
          <table:table-cell table:style-name="ce130" office:value-type="string" calcext:value-type="string">
            <text:p>5 pt</text:p>
          </table:table-cell>
          <table:table-cell table:style-name="ce149" table:formula="of:=[.M2]+IF(AND([.$L$3]=[.M10];[.M3]&lt;&gt;[.M20]);10;0)+IF(AND([.$L$5]=[.M10];[.M5]&lt;&gt;[.M20]);5;0)+IF(AND([.$L$6]=[.M10];[.M6]&lt;&gt;[.M20]);5;0)+IF(AND([.$L$7]=[.M10];[.M7]&lt;&gt;[.M20]);5;0)+IF(AND([.$L$8]=[.M10];[.M8]&lt;&gt;[.M20]);5;0)+IF(AND([.$L$9]=[.M10];[.M9]&lt;&gt;[.M20]);5;0)+IF(AND([.$L$11]=[.M10];[.M11]&lt;&gt;[.M20]);3;0)+IF(AND([.$L$12]=[.M10];[.M12]&lt;&gt;[.M20]);3;0)+IF(AND([.$L$13]=[.M10];[.M13]&lt;&gt;[.M20]);3;0)+IF(AND([.$L$14]=[.M10];[.M14]&lt;&gt;[.M20]);3;0)+IF(AND([.$L$15]=[.M10];[.M15]&lt;&gt;[.M20]);3;0)+IF(AND([.$L$16]=[.M10];[.M16]&lt;&gt;[.M20]);3;0)+IF(AND([.$L$17]=[.M10];[.M17]&lt;&gt;[.M20]);3;0)+IF(AND([.$L$18]=[.M10];[.M18]&lt;&gt;[.M20]);3;0)+IF(AND([.$L$19]=[.M10];[.M19]&lt;&gt;[.M20]);3;0)+IF(AND([.$L$21]=[.M10];[.M21]&lt;&gt;[.M20]);1;0)+IF(AND([.$L$22]=[.M10];[.M22]&lt;&gt;[.M20]);1;0)+IF(AND([.$L$23]=[.M10];[.M23]&lt;&gt;[.M20]);1;0)+IF(AND([.$L$24]=[.M10];[.M24]&lt;&gt;[.M20]);1;0)+IF(AND([.$L$25]=[.M10];[.M25]&lt;&gt;[.M20]);1;0)+IF(AND([.$L$26]=[.M10];[.M26]&lt;&gt;[.M20]);1;0)+IF(AND([.$L$27]=[.M10];[.M27]&lt;&gt;[.M20]);1;0)+IF(AND([.$L$28]=[.M10];[.M28]&lt;&gt;[.M20]);1;0)" office:value-type="float" office:value="70" calcext:value-type="float">
            <text:p>70</text:p>
          </table:table-cell>
          <table:table-cell table:style-name="ce149" table:formula="of:=[.N2]+IF(AND([.$L$3]=[.N10];[.N3]&lt;&gt;[.N20]);10;0)+IF(AND([.$L$5]=[.N10];[.N5]&lt;&gt;[.N20]);5;0)+IF(AND([.$L$6]=[.N10];[.N6]&lt;&gt;[.N20]);5;0)+IF(AND([.$L$7]=[.N10];[.N7]&lt;&gt;[.N20]);5;0)+IF(AND([.$L$8]=[.N10];[.N8]&lt;&gt;[.N20]);5;0)+IF(AND([.$L$9]=[.N10];[.N9]&lt;&gt;[.N20]);5;0)+IF(AND([.$L$11]=[.N10];[.N11]&lt;&gt;[.N20]);3;0)+IF(AND([.$L$12]=[.N10];[.N12]&lt;&gt;[.N20]);3;0)+IF(AND([.$L$13]=[.N10];[.N13]&lt;&gt;[.N20]);3;0)+IF(AND([.$L$14]=[.N10];[.N14]&lt;&gt;[.N20]);3;0)+IF(AND([.$L$15]=[.N10];[.N15]&lt;&gt;[.N20]);3;0)+IF(AND([.$L$16]=[.N10];[.N16]&lt;&gt;[.N20]);3;0)+IF(AND([.$L$17]=[.N10];[.N17]&lt;&gt;[.N20]);3;0)+IF(AND([.$L$18]=[.N10];[.N18]&lt;&gt;[.N20]);3;0)+IF(AND([.$L$19]=[.N10];[.N19]&lt;&gt;[.N20]);3;0)+IF(AND([.$L$21]=[.N10];[.N21]&lt;&gt;[.N20]);1;0)+IF(AND([.$L$22]=[.N10];[.N22]&lt;&gt;[.N20]);1;0)+IF(AND([.$L$23]=[.N10];[.N23]&lt;&gt;[.N20]);1;0)+IF(AND([.$L$24]=[.N10];[.N24]&lt;&gt;[.N20]);1;0)+IF(AND([.$L$25]=[.N10];[.N25]&lt;&gt;[.N20]);1;0)+IF(AND([.$L$26]=[.N10];[.N26]&lt;&gt;[.N20]);1;0)+IF(AND([.$L$27]=[.N10];[.N27]&lt;&gt;[.N20]);1;0)+IF(AND([.$L$28]=[.N10];[.N28]&lt;&gt;[.N20]);1;0)" office:value-type="float" office:value="59" calcext:value-type="float">
            <text:p>59</text:p>
          </table:table-cell>
          <table:table-cell table:style-name="ce149" table:formula="of:=[.O2]+IF(AND([.$L$3]=[.O10];[.O3]&lt;&gt;[.O20]);10;0)+IF(AND([.$L$5]=[.O10];[.O5]&lt;&gt;[.O20]);5;0)+IF(AND([.$L$6]=[.O10];[.O6]&lt;&gt;[.O20]);5;0)+IF(AND([.$L$7]=[.O10];[.O7]&lt;&gt;[.O20]);5;0)+IF(AND([.$L$8]=[.O10];[.O8]&lt;&gt;[.O20]);5;0)+IF(AND([.$L$9]=[.O10];[.O9]&lt;&gt;[.O20]);5;0)+IF(AND([.$L$11]=[.O10];[.O11]&lt;&gt;[.O20]);3;0)+IF(AND([.$L$12]=[.O10];[.O12]&lt;&gt;[.O20]);3;0)+IF(AND([.$L$13]=[.O10];[.O13]&lt;&gt;[.O20]);3;0)+IF(AND([.$L$14]=[.O10];[.O14]&lt;&gt;[.O20]);3;0)+IF(AND([.$L$15]=[.O10];[.O15]&lt;&gt;[.O20]);3;0)+IF(AND([.$L$16]=[.O10];[.O16]&lt;&gt;[.O20]);3;0)+IF(AND([.$L$17]=[.O10];[.O17]&lt;&gt;[.O20]);3;0)+IF(AND([.$L$18]=[.O10];[.O18]&lt;&gt;[.O20]);3;0)+IF(AND([.$L$19]=[.O10];[.O19]&lt;&gt;[.O20]);3;0)+IF(AND([.$L$21]=[.O10];[.O21]&lt;&gt;[.O20]);1;0)+IF(AND([.$L$22]=[.O10];[.O22]&lt;&gt;[.O20]);1;0)+IF(AND([.$L$23]=[.O10];[.O23]&lt;&gt;[.O20]);1;0)+IF(AND([.$L$24]=[.O10];[.O24]&lt;&gt;[.O20]);1;0)+IF(AND([.$L$25]=[.O10];[.O25]&lt;&gt;[.O20]);1;0)+IF(AND([.$L$26]=[.O10];[.O26]&lt;&gt;[.O20]);1;0)+IF(AND([.$L$27]=[.O10];[.O27]&lt;&gt;[.O20]);1;0)+IF(AND([.$L$28]=[.O10];[.O28]&lt;&gt;[.O20]);1;0)" office:value-type="float" office:value="70" calcext:value-type="float">
            <text:p>70</text:p>
          </table:table-cell>
          <table:table-cell table:style-name="ce149" table:formula="of:=[.P2]+IF(AND([.$L$3]=[.P10];[.P3]&lt;&gt;[.P20]);10;0)+IF(AND([.$L$5]=[.P10];[.P5]&lt;&gt;[.P20]);5;0)+IF(AND([.$L$6]=[.P10];[.P6]&lt;&gt;[.P20]);5;0)+IF(AND([.$L$7]=[.P10];[.P7]&lt;&gt;[.P20]);5;0)+IF(AND([.$L$8]=[.P10];[.P8]&lt;&gt;[.P20]);5;0)+IF(AND([.$L$9]=[.P10];[.P9]&lt;&gt;[.P20]);5;0)+IF(AND([.$L$11]=[.P10];[.P11]&lt;&gt;[.P20]);3;0)+IF(AND([.$L$12]=[.P10];[.P12]&lt;&gt;[.P20]);3;0)+IF(AND([.$L$13]=[.P10];[.P13]&lt;&gt;[.P20]);3;0)+IF(AND([.$L$14]=[.P10];[.P14]&lt;&gt;[.P20]);3;0)+IF(AND([.$L$15]=[.P10];[.P15]&lt;&gt;[.P20]);3;0)+IF(AND([.$L$16]=[.P10];[.P16]&lt;&gt;[.P20]);3;0)+IF(AND([.$L$17]=[.P10];[.P17]&lt;&gt;[.P20]);3;0)+IF(AND([.$L$18]=[.P10];[.P18]&lt;&gt;[.P20]);3;0)+IF(AND([.$L$19]=[.P10];[.P19]&lt;&gt;[.P20]);3;0)+IF(AND([.$L$21]=[.P10];[.P21]&lt;&gt;[.P20]);1;0)+IF(AND([.$L$22]=[.P10];[.P22]&lt;&gt;[.P20]);1;0)+IF(AND([.$L$23]=[.P10];[.P23]&lt;&gt;[.P20]);1;0)+IF(AND([.$L$24]=[.P10];[.P24]&lt;&gt;[.P20]);1;0)+IF(AND([.$L$25]=[.P10];[.P25]&lt;&gt;[.P20]);1;0)+IF(AND([.$L$26]=[.P10];[.P26]&lt;&gt;[.P20]);1;0)+IF(AND([.$L$27]=[.P10];[.P27]&lt;&gt;[.P20]);1;0)+IF(AND([.$L$28]=[.P10];[.P28]&lt;&gt;[.P20]);1;0)" office:value-type="float" office:value="20" calcext:value-type="float">
            <text:p>20</text:p>
          </table:table-cell>
          <table:table-cell table:style-name="ce149" table:formula="of:=[.Q2]+IF(AND([.$L$3]=[.Q10];[.Q3]&lt;&gt;[.Q20]);10;0)+IF(AND([.$L$5]=[.Q10];[.Q5]&lt;&gt;[.Q20]);5;0)+IF(AND([.$L$6]=[.Q10];[.Q6]&lt;&gt;[.Q20]);5;0)+IF(AND([.$L$7]=[.Q10];[.Q7]&lt;&gt;[.Q20]);5;0)+IF(AND([.$L$8]=[.Q10];[.Q8]&lt;&gt;[.Q20]);5;0)+IF(AND([.$L$9]=[.Q10];[.Q9]&lt;&gt;[.Q20]);5;0)+IF(AND([.$L$11]=[.Q10];[.Q11]&lt;&gt;[.Q20]);3;0)+IF(AND([.$L$12]=[.Q10];[.Q12]&lt;&gt;[.Q20]);3;0)+IF(AND([.$L$13]=[.Q10];[.Q13]&lt;&gt;[.Q20]);3;0)+IF(AND([.$L$14]=[.Q10];[.Q14]&lt;&gt;[.Q20]);3;0)+IF(AND([.$L$15]=[.Q10];[.Q15]&lt;&gt;[.Q20]);3;0)+IF(AND([.$L$16]=[.Q10];[.Q16]&lt;&gt;[.Q20]);3;0)+IF(AND([.$L$17]=[.Q10];[.Q17]&lt;&gt;[.Q20]);3;0)+IF(AND([.$L$18]=[.Q10];[.Q18]&lt;&gt;[.Q20]);3;0)+IF(AND([.$L$19]=[.Q10];[.Q19]&lt;&gt;[.Q20]);3;0)+IF(AND([.$L$21]=[.Q10];[.Q21]&lt;&gt;[.Q20]);1;0)+IF(AND([.$L$22]=[.Q10];[.Q22]&lt;&gt;[.Q20]);1;0)+IF(AND([.$L$23]=[.Q10];[.Q23]&lt;&gt;[.Q20]);1;0)+IF(AND([.$L$24]=[.Q10];[.Q24]&lt;&gt;[.Q20]);1;0)+IF(AND([.$L$25]=[.Q10];[.Q25]&lt;&gt;[.Q20]);1;0)+IF(AND([.$L$26]=[.Q10];[.Q26]&lt;&gt;[.Q20]);1;0)+IF(AND([.$L$27]=[.Q10];[.Q27]&lt;&gt;[.Q20]);1;0)+IF(AND([.$L$28]=[.Q10];[.Q28]&lt;&gt;[.Q20]);1;0)" office:value-type="float" office:value="70" calcext:value-type="float">
            <text:p>70</text:p>
          </table:table-cell>
          <table:table-cell table:style-name="ce149" table:formula="of:=[.R2]+IF(AND([.$L$3]=[.R10];[.R3]&lt;&gt;[.R20]);10;0)+IF(AND([.$L$5]=[.R10];[.R5]&lt;&gt;[.R20]);5;0)+IF(AND([.$L$6]=[.R10];[.R6]&lt;&gt;[.R20]);5;0)+IF(AND([.$L$7]=[.R10];[.R7]&lt;&gt;[.R20]);5;0)+IF(AND([.$L$8]=[.R10];[.R8]&lt;&gt;[.R20]);5;0)+IF(AND([.$L$9]=[.R10];[.R9]&lt;&gt;[.R20]);5;0)+IF(AND([.$L$11]=[.R10];[.R11]&lt;&gt;[.R20]);3;0)+IF(AND([.$L$12]=[.R10];[.R12]&lt;&gt;[.R20]);3;0)+IF(AND([.$L$13]=[.R10];[.R13]&lt;&gt;[.R20]);3;0)+IF(AND([.$L$14]=[.R10];[.R14]&lt;&gt;[.R20]);3;0)+IF(AND([.$L$15]=[.R10];[.R15]&lt;&gt;[.R20]);3;0)+IF(AND([.$L$16]=[.R10];[.R16]&lt;&gt;[.R20]);3;0)+IF(AND([.$L$17]=[.R10];[.R17]&lt;&gt;[.R20]);3;0)+IF(AND([.$L$18]=[.R10];[.R18]&lt;&gt;[.R20]);3;0)+IF(AND([.$L$19]=[.R10];[.R19]&lt;&gt;[.R20]);3;0)+IF(AND([.$L$21]=[.R10];[.R21]&lt;&gt;[.R20]);1;0)+IF(AND([.$L$22]=[.R10];[.R22]&lt;&gt;[.R20]);1;0)+IF(AND([.$L$23]=[.R10];[.R23]&lt;&gt;[.R20]);1;0)+IF(AND([.$L$24]=[.R10];[.R24]&lt;&gt;[.R20]);1;0)+IF(AND([.$L$25]=[.R10];[.R25]&lt;&gt;[.R20]);1;0)+IF(AND([.$L$26]=[.R10];[.R26]&lt;&gt;[.R20]);1;0)+IF(AND([.$L$27]=[.R10];[.R27]&lt;&gt;[.R20]);1;0)+IF(AND([.$L$28]=[.R10];[.R28]&lt;&gt;[.R20]);1;0)" office:value-type="float" office:value="70" calcext:value-type="float">
            <text:p>70</text:p>
          </table:table-cell>
          <table:table-cell table:style-name="ce149" table:formula="of:=[.S2]+IF(AND([.$L$3]=[.S10];[.S3]&lt;&gt;[.S20]);10;0)+IF(AND([.$L$5]=[.S10];[.S5]&lt;&gt;[.S20]);5;0)+IF(AND([.$L$6]=[.S10];[.S6]&lt;&gt;[.S20]);5;0)+IF(AND([.$L$7]=[.S10];[.S7]&lt;&gt;[.S20]);5;0)+IF(AND([.$L$8]=[.S10];[.S8]&lt;&gt;[.S20]);5;0)+IF(AND([.$L$9]=[.S10];[.S9]&lt;&gt;[.S20]);5;0)+IF(AND([.$L$11]=[.S10];[.S11]&lt;&gt;[.S20]);3;0)+IF(AND([.$L$12]=[.S10];[.S12]&lt;&gt;[.S20]);3;0)+IF(AND([.$L$13]=[.S10];[.S13]&lt;&gt;[.S20]);3;0)+IF(AND([.$L$14]=[.S10];[.S14]&lt;&gt;[.S20]);3;0)+IF(AND([.$L$15]=[.S10];[.S15]&lt;&gt;[.S20]);3;0)+IF(AND([.$L$16]=[.S10];[.S16]&lt;&gt;[.S20]);3;0)+IF(AND([.$L$17]=[.S10];[.S17]&lt;&gt;[.S20]);3;0)+IF(AND([.$L$18]=[.S10];[.S18]&lt;&gt;[.S20]);3;0)+IF(AND([.$L$19]=[.S10];[.S19]&lt;&gt;[.S20]);3;0)+IF(AND([.$L$21]=[.S10];[.S21]&lt;&gt;[.S20]);1;0)+IF(AND([.$L$22]=[.S10];[.S22]&lt;&gt;[.S20]);1;0)+IF(AND([.$L$23]=[.S10];[.S23]&lt;&gt;[.S20]);1;0)+IF(AND([.$L$24]=[.S10];[.S24]&lt;&gt;[.S20]);1;0)+IF(AND([.$L$25]=[.S10];[.S25]&lt;&gt;[.S20]);1;0)+IF(AND([.$L$26]=[.S10];[.S26]&lt;&gt;[.S20]);1;0)+IF(AND([.$L$27]=[.S10];[.S27]&lt;&gt;[.S20]);1;0)+IF(AND([.$L$28]=[.S10];[.S28]&lt;&gt;[.S20]);1;0)" office:value-type="float" office:value="70" calcext:value-type="float">
            <text:p>70</text:p>
          </table:table-cell>
          <table:table-cell table:style-name="ce149" table:formula="of:=[.T2]+IF(AND([.$L$3]=[.T10];[.T3]&lt;&gt;[.T20]);10;0)+IF(AND([.$L$5]=[.T10];[.T5]&lt;&gt;[.T20]);5;0)+IF(AND([.$L$6]=[.T10];[.T6]&lt;&gt;[.T20]);5;0)+IF(AND([.$L$7]=[.T10];[.T7]&lt;&gt;[.T20]);5;0)+IF(AND([.$L$8]=[.T10];[.T8]&lt;&gt;[.T20]);5;0)+IF(AND([.$L$9]=[.T10];[.T9]&lt;&gt;[.T20]);5;0)+IF(AND([.$L$11]=[.T10];[.T11]&lt;&gt;[.T20]);3;0)+IF(AND([.$L$12]=[.T10];[.T12]&lt;&gt;[.T20]);3;0)+IF(AND([.$L$13]=[.T10];[.T13]&lt;&gt;[.T20]);3;0)+IF(AND([.$L$14]=[.T10];[.T14]&lt;&gt;[.T20]);3;0)+IF(AND([.$L$15]=[.T10];[.T15]&lt;&gt;[.T20]);3;0)+IF(AND([.$L$16]=[.T10];[.T16]&lt;&gt;[.T20]);3;0)+IF(AND([.$L$17]=[.T10];[.T17]&lt;&gt;[.T20]);3;0)+IF(AND([.$L$18]=[.T10];[.T18]&lt;&gt;[.T20]);3;0)+IF(AND([.$L$19]=[.T10];[.T19]&lt;&gt;[.T20]);3;0)+IF(AND([.$L$21]=[.T10];[.T21]&lt;&gt;[.T20]);1;0)+IF(AND([.$L$22]=[.T10];[.T22]&lt;&gt;[.T20]);1;0)+IF(AND([.$L$23]=[.T10];[.T23]&lt;&gt;[.T20]);1;0)+IF(AND([.$L$24]=[.T10];[.T24]&lt;&gt;[.T20]);1;0)+IF(AND([.$L$25]=[.T10];[.T25]&lt;&gt;[.T20]);1;0)+IF(AND([.$L$26]=[.T10];[.T26]&lt;&gt;[.T20]);1;0)+IF(AND([.$L$27]=[.T10];[.T27]&lt;&gt;[.T20]);1;0)+IF(AND([.$L$28]=[.T10];[.T28]&lt;&gt;[.T20]);1;0)" office:value-type="float" office:value="0" calcext:value-type="float">
            <text:p>0</text:p>
          </table:table-cell>
          <table:table-cell table:style-name="ce33" table:number-columns-repeated="1004"/>
          <table:table-cell table:number-columns-repeated="15360"/>
        </table:table-row>
        <table:table-row table:style-name="ro2">
          <table:table-cell table:style-name="ce14" office:value-type="string" calcext:value-type="string">
            <text:p>Dirección</text:p>
          </table:table-cell>
          <table:table-cell table:style-name="ce61" office:value-type="string" calcext:value-type="string" table:number-columns-spanned="2" table:number-rows-spanned="1">
            <text:p><text:span text:style-name="T1">James Mangold</text:span></text:p>
            <text:p><text:span text:style-name="T1">(A Complete Unknown)</text:span>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<text:span text:style-name="T1">Sean Baker</text:span></text:p>
            <text:p><text:span text:style-name="T1">(Anora)</text:span>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Jacques Audiard</text:p>
            <text:p>(Emilia Pérez)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<text:span text:style-name="T1">Coralie Fargeat</text:span></text:p>
            <text:p><text:span text:style-name="T1">(La sustancia)</text:span>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<text:span text:style-name="T1">Brady Corbet</text:span></text:p>
            <text:p><text:span text:style-name="T1">(The Brutalist)</text:span></text:p>
          </table:table-cell>
          <table:covered-table-cell table:style-name="ce120"/>
          <table:table-cell table:style-name="ce134" office:value-type="string" calcext:value-type="string">
            <text:p>?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formula="of:=[.B5]" office:value-type="string" office:string-value="James Mangold&#10;(A Complete Unknown)" calcext:value-type="string">
            <text:p>James Mangold</text:p>
            <text:p>(A Complete Unknown)</text:p>
          </table:table-cell>
          <table:table-cell table:style-name="ce123"/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formula="of:=[.D5]" office:value-type="string" office:string-value="Sean Baker&#10;(Anora)" calcext:value-type="string">
            <text:p>Sean Baker</text:p>
            <text:p>(Anora)</text:p>
          </table:table-cell>
          <table:table-cell table:style-name="ce123"/>
          <table:table-cell table:style-name="ce33" table:number-columns-repeated="1004"/>
          <table:table-cell table:number-columns-repeated="15360"/>
        </table:table-row>
        <table:table-row table:style-name="ro2">
          <table:table-cell table:style-name="ce16" office:value-type="string" calcext:value-type="string">
            <text:p>Actriz protagonista</text:p>
          </table:table-cell>
          <table:table-cell table:style-name="ce64" office:value-type="string" calcext:value-type="string" table:number-columns-spanned="2" table:number-rows-spanned="1">
            <text:p><text:span text:style-name="T1">Mikey Madison</text:span></text:p>
            <text:p><text:span text:style-name="T1">(Anora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Fernanda Torres</text:span></text:p>
            <text:p><text:span text:style-name="T1">(Aún estoy aquí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Karla Sofía Gascón</text:span></text:p>
            <text:p><text:span text:style-name="T1">(Emilia Pérez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Demi Moore</text:span></text:p>
            <text:p><text:span text:style-name="T1">(La sustancia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Cynthia Erivo</text:span></text:p>
            <text:p><text:span text:style-name="T1">(Wicked)</text:span></text:p>
          </table:table-cell>
          <table:covered-table-cell table:style-name="ce121"/>
          <table:table-cell table:style-name="ce135" office:value-type="string" calcext:value-type="string">
            <text:p>?</text:p>
          </table:table-cell>
          <table:table-cell table:style-name="ce163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J6]" office:value-type="string" office:string-value="Cynthia Erivo&#10;(Wicked)" calcext:value-type="string">
            <text:p>Cynthia Erivo</text:p>
            <text:p>(Wicked)</text:p>
          </table:table-cell>
          <table:table-cell table:style-name="ce127" table:formula="of:=[.F6]" office:value-type="string" office:string-value="Karla Sofía Gascón&#10;(Emilia Pérez)" calcext:value-type="string">
            <text:p>Karla Sofía Gascón</text:p>
            <text:p>(Emilia Pérez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B6]" office:value-type="string" office:string-value="Mikey Madison&#10;(Anora)" calcext:value-type="string">
            <text:p>Mikey Madison</text:p>
            <text:p>(Anora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/>
          <table:table-cell table:style-name="ce33" table:number-columns-repeated="1004"/>
          <table:table-cell table:number-columns-repeated="15360"/>
        </table:table-row>
        <table:table-row table:style-name="ro2">
          <table:table-cell table:style-name="ce19" office:value-type="string" calcext:value-type="string">
            <text:p>Actor protagonista</text:p>
          </table:table-cell>
          <table:table-cell table:style-name="ce65" office:value-type="string" calcext:value-type="string" table:number-columns-spanned="2" table:number-rows-spanned="1">
            <text:p>Timothée Chalamet</text:p>
            <text:p>(A Complete Unknown)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Ralph Fiennes</text:span></text:p>
            <text:p><text:span text:style-name="T1">(Cónclave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Colman Domingo</text:span></text:p>
            <text:p><text:span text:style-name="T1">(Las vidas de Sing Sing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Sebastian Stan</text:p>
            <text:p>(The Apprentice)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Adrien Brody</text:span></text:p>
            <text:p><text:span text:style-name="T1">(The Brutalist)</text:span></text:p>
          </table:table-cell>
          <table:covered-table-cell table:style-name="ce122"/>
          <table:table-cell table:style-name="ce136" office:value-type="string" calcext:value-type="string">
            <text:p>?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D7]" office:value-type="string" office:string-value="Ralph Fiennes&#10;(Cónclave)" calcext:value-type="string">
            <text:p>Ralph Fiennes</text:p>
            <text:p>(Cónclave)</text:p>
          </table:table-cell>
          <table:table-cell table:style-name="ce146" table:formula="of:=[.F7]" office:value-type="string" office:string-value="Colman Domingo&#10;(Las vidas de Sing Sing)" calcext:value-type="string">
            <text:p>Colman Domingo</text:p>
            <text:p>(Las vidas de Sing Sing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/>
          <table:table-cell table:style-name="ce33" table:number-columns-repeated="1004"/>
          <table:table-cell table:number-columns-repeated="15360"/>
        </table:table-row>
        <table:table-row table:style-name="ro2">
          <table:table-cell table:style-name="ce16" office:value-type="string" calcext:value-type="string">
            <text:p>Actriz de reparto</text:p>
          </table:table-cell>
          <table:table-cell table:style-name="ce64" office:value-type="string" calcext:value-type="string" table:number-columns-spanned="2" table:number-rows-spanned="1">
            <text:p><text:span text:style-name="T1">Monica Barbaro</text:span></text:p>
            <text:p><text:span text:style-name="T1">(A complete unknown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Isabella Rossellini</text:p>
            <text:p>(Cónclave)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Zoe Saldaña</text:span></text:p>
            <text:p><text:span text:style-name="T1">(Emilia Pérez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Felicity Jones</text:span></text:p>
            <text:p><text:span text:style-name="T1">(The Brutalist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Ariana Grande</text:span></text:p>
            <text:p><text:span text:style-name="T1">(Wicked)</text:span></text:p>
          </table:table-cell>
          <table:covered-table-cell table:style-name="ce121"/>
          <table:table-cell table:style-name="ce135" office:value-type="string" calcext:value-type="string">
            <text:p>?</text:p>
          </table:table-cell>
          <table:table-cell table:style-name="ce127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127" table:formula="of:=[.D8]" office:value-type="string" office:string-value="Isabella Rossellini&#10;(Cónclave)" calcext:value-type="string">
            <text:p>Isabella Rossellini</text:p>
            <text:p>(Cónclave)</text:p>
          </table:table-cell>
          <table:table-cell table:style-name="ce127" table:formula="of:=[.J8]" office:value-type="string" office:string-value="Ariana Grande&#10;(Wicked)" calcext:value-type="string">
            <text:p>Ariana Grande</text:p>
            <text:p>(Wicked)</text:p>
          </table:table-cell>
          <table:table-cell table:style-name="ce127" table:formula="of:=[.J8]" office:value-type="string" office:string-value="Ariana Grande&#10;(Wicked)" calcext:value-type="string">
            <text:p>Ariana Grande</text:p>
            <text:p>(Wicked)</text:p>
          </table:table-cell>
          <table:table-cell table:style-name="ce127" table:formula="of:=[.H8]" office:value-type="string" office:string-value="Felicity Jones&#10;(The Brutalist)" calcext:value-type="string">
            <text:p>Felicity Jones</text:p>
            <text:p>(The Brutalist)</text:p>
          </table:table-cell>
          <table:table-cell table:style-name="ce127" table:formula="of:=[.D8]" office:value-type="string" office:string-value="Isabella Rossellini&#10;(Cónclave)" calcext:value-type="string">
            <text:p>Isabella Rossellini</text:p>
            <text:p>(Cónclave)</text:p>
          </table:table-cell>
          <table:table-cell table:style-name="ce127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127"/>
          <table:table-cell table:style-name="ce33" table:number-columns-repeated="1004"/>
          <table:table-cell table:number-columns-repeated="15360"/>
        </table:table-row>
        <table:table-row table:style-name="ro2">
          <table:table-cell table:style-name="ce23" office:value-type="string" calcext:value-type="string">
            <text:p>Actor de reparto</text:p>
          </table:table-cell>
          <table:table-cell table:style-name="ce66" office:value-type="string" calcext:value-type="string" table:number-columns-spanned="2" table:number-rows-spanned="1">
            <text:p><text:span text:style-name="T1">Edward Norton</text:span></text:p>
            <text:p><text:span text:style-name="T1">(A complete unknown)</text:span>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<text:span text:style-name="T1">Kieran Culkin</text:span></text:p>
            <text:p><text:span text:style-name="T1">(A real pain)</text:span>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<text:span text:style-name="T1">Yura Borisov</text:span></text:p>
            <text:p><text:span text:style-name="T1">(Anora)</text:span></text:p>
          </table:table-cell>
          <table:covered-table-cell table:style-name="ce75"/>
          <table:table-cell table:style-name="ce109" office:value-type="string" calcext:value-type="string" table:number-columns-spanned="2" table:number-rows-spanned="1">
            <text:p><text:span text:style-name="T1">Jeremy Strong</text:span></text:p>
            <text:p><text:span text:style-name="T1">(The Apprentice)</text:span>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<text:span text:style-name="T1">Guy Pearce</text:span></text:p>
            <text:p><text:span text:style-name="T1">(The Brutalist)</text:span></text:p>
          </table:table-cell>
          <table:covered-table-cell table:style-name="ce124"/>
          <table:table-cell table:style-name="ce136" office:value-type="string" calcext:value-type="string">
            <text:p>?</text:p>
          </table:table-cell>
          <table:table-cell table:style-name="ce16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B9]" office:value-type="string" office:string-value="Edward Norton&#10;(A complete unknown)" calcext:value-type="string">
            <text:p>Edward Norton</text:p>
            <text:p>(A complete unknown)</text:p>
          </table:table-cell>
          <table:table-cell table:style-name="ce146" table:formula="of:=[.J9]" office:value-type="string" office:string-value="Guy Pearce&#10;(The Brutalist)" calcext:value-type="string">
            <text:p>Guy Pearce</text:p>
            <text:p>(The Brutalist)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F9]" office:value-type="string" office:string-value="Yura Borisov&#10;(Anora)" calcext:value-type="string">
            <text:p>Yura Borisov</text:p>
            <text:p>(Anora)</text:p>
          </table:table-cell>
          <table:table-cell table:style-name="ce146"/>
          <table:table-cell table:style-name="ce33" table:number-columns-repeated="1004"/>
          <table:table-cell table:number-columns-repeated="15360"/>
        </table:table-row>
        <table:table-row table:style-name="ro1">
          <table:table-cell table:style-name="ce25"/>
          <table:table-cell table:style-name="ce41" office:value-type="string" calcext:value-type="string" table:number-columns-spanned="10" table:number-rows-spanned="1">
            <text:p>Categorías intermedias</text:p>
          </table:table-cell>
          <table:covered-table-cell table:style-name="ce79"/>
          <table:covered-table-cell table:number-columns-repeated="8" table:style-name="ce93"/>
          <table:table-cell table:style-name="ce137" office:value-type="string" calcext:value-type="string">
            <text:p>3 pt</text:p>
          </table:table-cell>
          <table:table-cell table:number-columns-repeated="8" table:style-name="ce158" office:value-type="string" calcext:value-type="string">
            <text:p>?</text:p>
          </table:table-cell>
          <table:table-cell table:style-name="ce33" table:number-columns-repeated="1004"/>
          <table:table-cell table:number-columns-repeated="15360"/>
        </table:table-row>
        <table:table-row table:style-name="ro1">
          <table:table-cell table:style-name="ce26" office:value-type="string" calcext:value-type="string">
            <text:p>Guión original</text:p>
          </table:table-cell>
          <table:table-cell table:style-name="ce68" office:value-type="string" calcext:value-type="string" table:number-columns-spanned="2" table:number-rows-spanned="1">
            <text:p>A Real Pain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<text:span text:style-name="T1">Anora</text:span>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La sustancia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Septiembre 5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The Brutalist</text:p>
          </table:table-cell>
          <table:covered-table-cell table:style-name="ce125"/>
          <table:table-cell table:style-name="ce138" office:value-type="string" calcext:value-type="string">
            <text:p>?</text:p>
          </table:table-cell>
          <table:table-cell table:style-name="ce132" table:formula="of:=[.J11]" office:value-type="string" office:string-value="The Brutalist" calcext:value-type="string">
            <text:p>The Brutalist</text:p>
          </table:table-cell>
          <table:table-cell table:style-name="ce132" table:formula="of:=[.D11]" office:value-type="string" office:string-value="Anora" calcext:value-type="string">
            <text:p>Anora</text:p>
          </table:table-cell>
          <table:table-cell table:style-name="ce132" table:formula="of:=[.F11]" office:value-type="string" office:string-value="La sustancia" calcext:value-type="string">
            <text:p>La sustancia</text:p>
          </table:table-cell>
          <table:table-cell table:style-name="ce132"/>
          <table:table-cell table:style-name="ce132" table:formula="of:=[.F11]" office:value-type="string" office:string-value="La sustancia" calcext:value-type="string">
            <text:p>La sustancia</text:p>
          </table:table-cell>
          <table:table-cell table:style-name="ce132" table:formula="of:=[.D11]" office:value-type="string" office:string-value="Anora" calcext:value-type="string">
            <text:p>Anora</text:p>
          </table:table-cell>
          <table:table-cell table:style-name="ce132" table:formula="of:=[.F11]" office:value-type="string" office:string-value="La sustancia" calcext:value-type="string">
            <text:p>La sustancia</text:p>
          </table:table-cell>
          <table:table-cell table:style-name="ce132"/>
          <table:table-cell table:style-name="ce33" table:number-columns-repeated="1004"/>
          <table:table-cell table:number-columns-repeated="15360"/>
        </table:table-row>
        <table:table-row table:style-name="ro1">
          <table:table-cell table:style-name="ce27" office:value-type="string" calcext:value-type="string">
            <text:p>Guión adaptado</text:p>
          </table:table-cell>
          <table:table-cell table:style-name="ce70" office:value-type="string" calcext:value-type="string" table:number-columns-spanned="2" table:number-rows-spanned="1">
            <text:p>A Complete Unknown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Cónclav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Emilia Pérez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Las vidas de Sing Sing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Nickel boys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D12]" office:value-type="string" office:string-value="Cónclave" calcext:value-type="string">
            <text:p>Cónclave</text:p>
          </table:table-cell>
          <table:table-cell table:style-name="ce133" table:formula="of:=[.H12]" office:value-type="string" office:string-value="Las vidas de Sing Sing" calcext:value-type="string">
            <text:p>Las vidas de Sing Sing</text:p>
          </table:table-cell>
          <table:table-cell table:style-name="ce133" table:formula="of:=[.H12]" office:value-type="string" office:string-value="Las vidas de Sing Sing" calcext:value-type="string">
            <text:p>Las vidas de Sing Sing</text:p>
          </table:table-cell>
          <table:table-cell table:style-name="ce133"/>
          <table:table-cell table:style-name="ce133" table:formula="of:=[.D12]" office:value-type="string" office:string-value="Cónclave" calcext:value-type="string">
            <text:p>Cónclave</text:p>
          </table:table-cell>
          <table:table-cell table:style-name="ce133" table:formula="of:=[.H12]" office:value-type="string" office:string-value="Las vidas de Sing Sing" calcext:value-type="string">
            <text:p>Las vidas de Sing Sing</text:p>
          </table:table-cell>
          <table:table-cell table:style-name="ce133" table:formula="of:=[.J12]" office:value-type="string" office:string-value="Nickel boys" calcext:value-type="string">
            <text:p>Nickel boys</text:p>
          </table:table-cell>
          <table:table-cell table:style-name="ce133"/>
          <table:table-cell table:style-name="ce33" table:number-columns-repeated="1004"/>
          <table:table-cell table:number-columns-repeated="15360"/>
        </table:table-row>
        <table:table-row table:style-name="ro1">
          <table:table-cell table:style-name="ce28" office:value-type="string" calcext:value-type="string">
            <text:p>Película extranjera</text:p>
          </table:table-cell>
          <table:table-cell table:style-name="ce71" office:value-type="string" calcext:value-type="string" table:number-columns-spanned="2" table:number-rows-spanned="1">
            <text:p>Aún estoy aquí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milia Pérez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Flow, un mundo que salvar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La semilla de la higuera sagrada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<text:span text:style-name="T1">The Girl with the needle</text:span>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/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/>
          <table:table-cell table:style-name="ce33" table:number-columns-repeated="1004"/>
          <table:table-cell table:number-columns-repeated="15360"/>
        </table:table-row>
        <table:table-row table:style-name="ro1">
          <table:table-cell table:style-name="ce27" office:value-type="string" calcext:value-type="string">
            <text:p>Película de animación</text:p>
          </table:table-cell>
          <table:table-cell table:style-name="ce70" office:value-type="string" calcext:value-type="string" table:number-columns-spanned="2" table:number-rows-spanned="1">
            <text:p>Flow, un mundo que salvar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Inside Out 2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Memorias de un caracol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Robot Salvaje</text:p>
          </table:table-cell>
          <table:covered-table-cell table:style-name="ce78"/>
          <table:table-cell table:style-name="ce107" office:value-type="string" calcext:value-type="string" table:number-columns-spanned="2" table:number-rows-spanned="1">
            <text:p><text:span text:style-name="T2">Wallace y Gromit:</text:span></text:p>
            <text:p><text:span text:style-name="T2">La venganza se sirve con plumas</text:span>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H14]" office:value-type="string" office:string-value="Robot Salvaje" calcext:value-type="string">
            <text:p>Robot Salvaje</text:p>
          </table:table-cell>
          <table:table-cell table:style-name="ce133"/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/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/>
          <table:table-cell table:style-name="ce33" table:number-columns-repeated="1004"/>
          <table:table-cell table:number-columns-repeated="15360"/>
        </table:table-row>
        <table:table-row table:style-name="ro1">
          <table:table-cell table:style-name="ce28" office:value-type="string" calcext:value-type="string">
            <text:p>Banda sonora</text:p>
          </table:table-cell>
          <table:table-cell table:style-name="ce71" office:value-type="string" calcext:value-type="string" table:number-columns-spanned="2" table:number-rows-spanned="1">
            <text:p>Cónclave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milia Pérez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Robot Salvaje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The Brutalist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Wicked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D15]" office:value-type="string" office:string-value="Emilia Pérez" calcext:value-type="string">
            <text:p>Emilia Pérez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/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H15]" office:value-type="string" office:string-value="The Brutalist" calcext:value-type="string">
            <text:p>The Brutalist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/>
          <table:table-cell table:style-name="ce33" table:number-columns-repeated="1004"/>
          <table:table-cell table:number-columns-repeated="15360"/>
        </table:table-row>
        <table:table-row table:style-name="ro1">
          <table:table-cell table:style-name="ce27" office:value-type="string" calcext:value-type="string">
            <text:p>Fotografía</text:p>
          </table:table-cell>
          <table:table-cell table:style-name="ce70" office:value-type="string" calcext:value-type="string" table:number-columns-spanned="2" table:number-rows-spanned="1">
            <text:p>Dune 2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Emilia Pérez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Maria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Nosferatu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The Brutalist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H16]" office:value-type="string" office:string-value="Nosferatu" calcext:value-type="string">
            <text:p>Nosferatu</text:p>
          </table:table-cell>
          <table:table-cell table:style-name="ce133" table:formula="of:=[.J16]" office:value-type="string" office:string-value="The Brutalist" calcext:value-type="string">
            <text:p>The Brutalist</text:p>
          </table:table-cell>
          <table:table-cell table:style-name="ce133" table:formula="of:=[.B16]" office:value-type="string" office:string-value="Dune 2" calcext:value-type="string">
            <text:p>Dune 2</text:p>
          </table:table-cell>
          <table:table-cell table:style-name="ce133"/>
          <table:table-cell table:style-name="ce133" table:formula="of:=[.H16]" office:value-type="string" office:string-value="Nosferatu" calcext:value-type="string">
            <text:p>Nosferatu</text:p>
          </table:table-cell>
          <table:table-cell table:style-name="ce133" table:formula="of:=[.J16]" office:value-type="string" office:string-value="The Brutalist" calcext:value-type="string">
            <text:p>The Brutalist</text:p>
          </table:table-cell>
          <table:table-cell table:style-name="ce133" table:formula="of:=[.H16]" office:value-type="string" office:string-value="Nosferatu" calcext:value-type="string">
            <text:p>Nosferatu</text:p>
          </table:table-cell>
          <table:table-cell table:style-name="ce133"/>
          <table:table-cell table:style-name="ce33" table:number-columns-repeated="1004"/>
          <table:table-cell table:number-columns-repeated="15360"/>
        </table:table-row>
        <table:table-row table:style-name="ro1">
          <table:table-cell table:style-name="ce28" office:value-type="string" calcext:value-type="string">
            <text:p>Sonido</text:p>
          </table:table-cell>
          <table:table-cell table:style-name="ce71" office:value-type="string" calcext:value-type="string" table:number-columns-spanned="2" table:number-rows-spanned="1">
            <text:p>A Complete Unknown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Dune 2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milia Pérez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Robot Salvaje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Wicked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 table:formula="of:=[.J17]" office:value-type="string" office:string-value="Wicked" calcext:value-type="string">
            <text:p>Wicked</text:p>
          </table:table-cell>
          <table:table-cell table:style-name="ce150" table:formula="of:=[.F17]" office:value-type="string" office:string-value="Emilia Pérez" calcext:value-type="string">
            <text:p>Emilia Pérez</text:p>
          </table:table-cell>
          <table:table-cell table:style-name="ce150"/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/>
          <table:table-cell table:style-name="ce33" table:number-columns-repeated="1004"/>
          <table:table-cell table:number-columns-repeated="15360"/>
        </table:table-row>
        <table:table-row table:style-name="ro1">
          <table:table-cell table:style-name="ce27" office:value-type="string" calcext:value-type="string">
            <text:p>Montaje</text:p>
          </table:table-cell>
          <table:table-cell table:style-name="ce70" office:value-type="string" calcext:value-type="string" table:number-columns-spanned="2" table:number-rows-spanned="1">
            <text:p>Anora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Cónclav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Emilia Pérez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The Brutalist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Wicked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D18]" office:value-type="string" office:string-value="Cónclave" calcext:value-type="string">
            <text:p>Cónclave</text:p>
          </table:table-cell>
          <table:table-cell table:style-name="ce133"/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/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/>
          <table:table-cell table:style-name="ce33" table:number-columns-repeated="1004"/>
          <table:table-cell table:number-columns-repeated="15360"/>
        </table:table-row>
        <table:table-row table:style-name="ro1">
          <table:table-cell table:style-name="ce28" office:value-type="string" calcext:value-type="string">
            <text:p>Efectos visuales</text:p>
          </table:table-cell>
          <table:table-cell table:style-name="ce71" office:value-type="string" calcext:value-type="string" table:number-columns-spanned="2" table:number-rows-spanned="1">
            <text:p>Alien: Romulus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Better Man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Dune 2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l reino del planeta de los simios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Wicked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/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/>
          <table:table-cell table:style-name="ce150" table:formula="of:=[.B19]" office:value-type="string" office:string-value="Alien: Romulus" calcext:value-type="string">
            <text:p>Alien: Romulus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 table:formula="of:=[.D19]" office:value-type="string" office:string-value="Better Man" calcext:value-type="string">
            <text:p>Better Man</text:p>
          </table:table-cell>
          <table:table-cell table:style-name="ce150"/>
          <table:table-cell table:style-name="ce33" table:number-columns-repeated="1004"/>
          <table:table-cell table:number-columns-repeated="15360"/>
        </table:table-row>
        <table:table-row table:style-name="ro1">
          <table:table-cell table:style-name="ce29"/>
          <table:table-cell table:style-name="ce45" office:value-type="string" calcext:value-type="string" table:number-columns-spanned="10" table:number-rows-spanned="1">
            <text:p>Categorías irrelevantes</text:p>
          </table:table-cell>
          <table:covered-table-cell table:style-name="ce85"/>
          <table:covered-table-cell table:style-name="ce96"/>
          <table:covered-table-cell table:number-columns-repeated="7" table:style-name="ce85"/>
          <table:table-cell table:style-name="ce141" office:value-type="string" calcext:value-type="string">
            <text:p>1 pt</text:p>
          </table:table-cell>
          <table:table-cell table:style-name="ce2" table:number-columns-repeated="8"/>
          <table:table-cell table:style-name="ce33" table:number-columns-repeated="1004"/>
          <table:table-cell table:number-columns-repeated="15360"/>
        </table:table-row>
        <table:table-row table:style-name="ro1">
          <table:table-cell table:style-name="ce30" office:value-type="string" calcext:value-type="string">
            <text:p>Diseño de producción</text:p>
          </table:table-cell>
          <table:table-cell table:style-name="ce57" office:value-type="string" calcext:value-type="string" table:number-columns-spanned="2" table:number-rows-spanned="1">
            <text:p>Cónclave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Dune 2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Nosferatu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The Brutalist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Wicked</text:p>
          </table:table-cell>
          <table:covered-table-cell table:style-name="ce57"/>
          <table:table-cell table:style-name="ce142" office:value-type="string" calcext:value-type="string">
            <text:p>?</text:p>
          </table:table-cell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/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/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 table:formula="of:=[.D21]" office:value-type="string" office:string-value="Dune 2" calcext:value-type="string">
            <text:p>Dune 2</text:p>
          </table:table-cell>
          <table:table-cell table:style-name="ce154"/>
          <table:table-cell table:style-name="ce33" table:number-columns-repeated="1004"/>
          <table:table-cell table:number-columns-repeated="15360"/>
        </table:table-row>
        <table:table-row table:style-name="ro1">
          <table:table-cell table:style-name="ce31" office:value-type="string" calcext:value-type="string">
            <text:p>Maquillaje y peluquería</text:p>
          </table:table-cell>
          <table:table-cell table:style-name="ce58" office:value-type="string" calcext:value-type="string" table:number-columns-spanned="2" table:number-rows-spanned="1">
            <text:p>A diferent man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Emilia Pérez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La sustancia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Nosferatu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Wicked</text:p>
          </table:table-cell>
          <table:covered-table-cell table:style-name="ce58"/>
          <table:table-cell table:style-name="ce143" office:value-type="string" calcext:value-type="string">
            <text:p>?</text:p>
          </table:table-cell>
          <table:table-cell table:style-name="ce162" table:formula="of:=[.F22]" office:value-type="string" office:string-value="La sustancia" calcext:value-type="string">
            <text:p>La sustancia</text:p>
          </table:table-cell>
          <table:table-cell table:style-name="ce162" table:formula="of:=[.J22]" office:value-type="string" office:string-value="Wicked" calcext:value-type="string">
            <text:p>Wicked</text:p>
          </table:table-cell>
          <table:table-cell table:style-name="ce162" table:formula="of:=[.H22]" office:value-type="string" office:string-value="Nosferatu" calcext:value-type="string">
            <text:p>Nosferatu</text:p>
          </table:table-cell>
          <table:table-cell table:style-name="ce162"/>
          <table:table-cell table:style-name="ce162" table:formula="of:=[.J22]" office:value-type="string" office:string-value="Wicked" calcext:value-type="string">
            <text:p>Wicked</text:p>
          </table:table-cell>
          <table:table-cell table:style-name="ce162" table:formula="of:=[.F22]" office:value-type="string" office:string-value="La sustancia" calcext:value-type="string">
            <text:p>La sustancia</text:p>
          </table:table-cell>
          <table:table-cell table:style-name="ce162" table:formula="of:=[.F22]" office:value-type="string" office:string-value="La sustancia" calcext:value-type="string">
            <text:p>La sustancia</text:p>
          </table:table-cell>
          <table:table-cell table:style-name="ce162"/>
          <table:table-cell table:style-name="ce33" table:number-columns-repeated="1004"/>
          <table:table-cell table:number-columns-repeated="15360"/>
        </table:table-row>
        <table:table-row table:style-name="ro1">
          <table:table-cell table:style-name="ce30" office:value-type="string" calcext:value-type="string">
            <text:p>Vestuario</text:p>
          </table:table-cell>
          <table:table-cell table:style-name="ce48" office:value-type="string" calcext:value-type="string" table:number-columns-spanned="2" table:number-rows-spanned="1">
            <text:p>A Complete Unknown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Cónclave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Gladiator II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Nosferatu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Wicked</text:p>
          </table:table-cell>
          <table:covered-table-cell table:style-name="ce82"/>
          <table:table-cell table:style-name="ce142" office:value-type="string" calcext:value-type="string">
            <text:p>?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/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formula="of:=[.H23]" office:value-type="string" office:string-value="Nosferatu" calcext:value-type="string">
            <text:p>Nosferatu</text:p>
          </table:table-cell>
          <table:table-cell table:style-name="ce154" table:formula="of:=[.F23]" office:value-type="string" office:string-value="Gladiator II" calcext:value-type="string">
            <text:p>Gladiator II</text:p>
          </table:table-cell>
          <table:table-cell table:style-name="ce154"/>
          <table:table-cell table:style-name="ce33" table:number-columns-repeated="1004"/>
          <table:table-cell table:number-columns-repeated="15360"/>
        </table:table-row>
        <table:table-row table:style-name="ro2">
          <table:table-cell table:style-name="ce31" office:value-type="string" calcext:value-type="string">
            <text:p>Canción</text:p>
          </table:table-cell>
          <table:table-cell table:style-name="ce49" office:value-type="string" calcext:value-type="string" table:number-columns-spanned="2" table:number-rows-spanned="1">
            <text:p><text:span text:style-name="T2">Never Too Late</text:span></text:p>
            <text:p><text:span text:style-name="T2">(Elton John: Never Too Late)</text:span>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<text:span text:style-name="T2">El mal</text:span></text:p>
            <text:p><text:span text:style-name="T2">(Emilia Pérez)</text:span>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Mi camino</text:p>
            <text:p>(Emilia Pérez)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<text:span text:style-name="T2">Like a bird</text:span></text:p>
            <text:p><text:span text:style-name="T2">(Las vidas de Sing Sing)</text:span>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<text:span text:style-name="T2">The Journey</text:span></text:p>
            <text:p><text:span text:style-name="T2">(The Six Triple Eight)</text:span></text:p>
          </table:table-cell>
          <table:covered-table-cell table:style-name="ce83"/>
          <table:table-cell table:style-name="ce143" office:value-type="string" calcext:value-type="string">
            <text:p>?</text:p>
          </table:table-cell>
          <table:table-cell table:style-name="ce162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162"/>
          <table:table-cell table:style-name="ce162" table:formula="of:=[.F24]" office:value-type="string" office:string-value="Mi camino&#10;(Emilia Pérez)" calcext:value-type="string">
            <text:p>Mi camino</text:p>
            <text:p>(Emilia Pérez)</text:p>
          </table:table-cell>
          <table:table-cell table:style-name="ce162"/>
          <table:table-cell table:style-name="ce162" table:formula="of:=[.B24]" office:value-type="string" office:string-value="Never Too Late&#10;(Elton John: Never Too Late)" calcext:value-type="string">
            <text:p>Never Too Late</text:p>
            <text:p>(Elton John: Never Too Late)</text:p>
          </table:table-cell>
          <table:table-cell table:style-name="ce162" table:formula="of:=[.F24]" office:value-type="string" office:string-value="Mi camino&#10;(Emilia Pérez)" calcext:value-type="string">
            <text:p>Mi camino</text:p>
            <text:p>(Emilia Pérez)</text:p>
          </table:table-cell>
          <table:table-cell table:style-name="ce162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162"/>
          <table:table-cell table:style-name="ce33" table:number-columns-repeated="1004"/>
          <table:table-cell table:number-columns-repeated="15360"/>
        </table:table-row>
        <table:table-row table:style-name="ro1">
          <table:table-cell table:style-name="ce30" office:value-type="string" calcext:value-type="string">
            <text:p>Película documental</text:p>
          </table:table-cell>
          <table:table-cell table:style-name="ce48" office:value-type="string" calcext:value-type="string" table:number-columns-spanned="2" table:number-rows-spanned="1">
            <text:p>Black Box Diaries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No Other Land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Porcelain War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Soundtrack to a Coup d’Etat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<text:span text:style-name="T1">Sugarcane</text:span></text:p>
          </table:table-cell>
          <table:covered-table-cell table:style-name="ce82"/>
          <table:table-cell table:style-name="ce142" office:value-type="string" calcext:value-type="string">
            <text:p>?</text:p>
          </table:table-cell>
          <table:table-cell table:style-name="ce154" table:formula="of:=[.F25]" office:value-type="string" office:string-value="Porcelain War" calcext:value-type="string">
            <text:p>Porcelain War</text:p>
          </table:table-cell>
          <table:table-cell table:style-name="ce154" table:formula="of:=[.D25]" office:value-type="string" office:string-value="No Other Land" calcext:value-type="string">
            <text:p>No Other Land</text:p>
          </table:table-cell>
          <table:table-cell table:style-name="ce154" table:formula="of:=[.F25]" office:value-type="string" office:string-value="Porcelain War" calcext:value-type="string">
            <text:p>Porcelain War</text:p>
          </table:table-cell>
          <table:table-cell table:style-name="ce154"/>
          <table:table-cell table:style-name="ce154" table:formula="of:=[.J25]" office:value-type="string" office:string-value="Sugarcane" calcext:value-type="string">
            <text:p>Sugarcane</text:p>
          </table:table-cell>
          <table:table-cell table:style-name="ce154" table:formula="of:=[.D25]" office:value-type="string" office:string-value="No Other Land" calcext:value-type="string">
            <text:p>No Other Land</text:p>
          </table:table-cell>
          <table:table-cell table:style-name="ce154" table:formula="of:=[.D25]" office:value-type="string" office:string-value="No Other Land" calcext:value-type="string">
            <text:p>No Other Land</text:p>
          </table:table-cell>
          <table:table-cell table:style-name="ce154"/>
          <table:table-cell table:style-name="ce33" table:number-columns-repeated="1004"/>
          <table:table-cell table:number-columns-repeated="15360"/>
        </table:table-row>
        <table:table-row table:style-name="ro1">
          <table:table-cell table:style-name="ce31" office:value-type="string" calcext:value-type="string">
            <text:p>Cortometraje de ficción</text:p>
          </table:table-cell>
          <table:table-cell table:style-name="ce49" office:value-type="string" calcext:value-type="string" table:number-columns-spanned="2" table:number-rows-spanned="1">
            <text:p>A Lien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Anuja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I'm not a robot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The Last Ranger</text:p>
          </table:table-cell>
          <table:covered-table-cell table:style-name="ce83"/>
          <table:table-cell table:style-name="ce100" office:value-type="string" calcext:value-type="string" table:number-columns-spanned="2" table:number-rows-spanned="1">
            <text:p><text:span text:style-name="T2">The Man Who Could Not Remain Silent</text:span></text:p>
          </table:table-cell>
          <table:covered-table-cell table:style-name="ce83"/>
          <table:table-cell table:style-name="ce143" office:value-type="string" calcext:value-type="string">
            <text:p>?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62" table:formula="of:=[.F26]" office:value-type="string" office:string-value="I'm not a robot" calcext:value-type="string">
            <text:p>I'm not a robot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75"/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62" table:formula="of:=[.D26]" office:value-type="string" office:string-value="Anuja" calcext:value-type="string">
            <text:p>Anuja</text:p>
          </table:table-cell>
          <table:table-cell table:style-name="ce162"/>
          <table:table-cell table:style-name="ce33" table:number-columns-repeated="1004"/>
          <table:table-cell table:number-columns-repeated="15360"/>
        </table:table-row>
        <table:table-row table:style-name="ro1">
          <table:table-cell table:style-name="ce30" office:value-type="string" calcext:value-type="string">
            <text:p>Cortometraje de animación</text:p>
          </table:table-cell>
          <table:table-cell table:style-name="ce48" office:value-type="string" calcext:value-type="string" table:number-columns-spanned="2" table:number-rows-spanned="1">
            <text:p>Beautiful Man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In the Shadow of Cypress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Magic Candies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Wander to Wonder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Yuck!</text:p>
          </table:table-cell>
          <table:covered-table-cell table:style-name="ce82"/>
          <table:table-cell table:style-name="ce142" office:value-type="string" calcext:value-type="string">
            <text:p>?</text:p>
          </table:table-cell>
          <table:table-cell table:style-name="ce154" table:formula="of:=[.D27]" office:value-type="string" office:string-value="In the Shadow of Cypress" calcext:value-type="string">
            <text:p>In the Shadow of Cypress</text:p>
          </table:table-cell>
          <table:table-cell table:style-name="ce154" table:formula="of:=[.H27]" office:value-type="string" office:string-value="Wander to Wonder" calcext:value-type="string">
            <text:p>Wander to Wonder</text:p>
          </table:table-cell>
          <table:table-cell table:style-name="ce154" table:formula="of:=[.F27]" office:value-type="string" office:string-value="Magic Candies" calcext:value-type="string">
            <text:p>Magic Candies</text:p>
          </table:table-cell>
          <table:table-cell table:style-name="ce154"/>
          <table:table-cell table:style-name="ce154" table:formula="of:=[.D27]" office:value-type="string" office:string-value="In the Shadow of Cypress" calcext:value-type="string">
            <text:p>In the Shadow of Cypress</text:p>
          </table:table-cell>
          <table:table-cell table:style-name="ce154" table:formula="of:=[.J27]" office:value-type="string" office:string-value="Yuck!" calcext:value-type="string">
            <text:p>Yuck!</text:p>
          </table:table-cell>
          <table:table-cell table:style-name="ce154" table:formula="of:=[.J27]" office:value-type="string" office:string-value="Yuck!" calcext:value-type="string">
            <text:p>Yuck!</text:p>
          </table:table-cell>
          <table:table-cell table:style-name="ce154"/>
          <table:table-cell table:style-name="ce33" table:number-columns-repeated="1004"/>
          <table:table-cell table:number-columns-repeated="15360"/>
        </table:table-row>
        <table:table-row table:style-name="ro1">
          <table:table-cell table:style-name="ce32" office:value-type="string" calcext:value-type="string">
            <text:p>Cortometraje documental</text:p>
          </table:table-cell>
          <table:table-cell table:style-name="ce50" office:value-type="string" calcext:value-type="string" table:number-columns-spanned="2" table:number-rows-spanned="1">
            <text:p>Death by Numbers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I Am Ready, Warden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Incident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Instruments of a Beating Heart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The only girl in the orchestra</text:p>
          </table:table-cell>
          <table:covered-table-cell table:style-name="ce84"/>
          <table:table-cell table:style-name="ce144" office:value-type="string" calcext:value-type="string">
            <text:p>?</text:p>
          </table:table-cell>
          <table:table-cell table:style-name="ce169" table:formula="of:=[.F28]" office:value-type="string" office:string-value="Incident" calcext:value-type="string">
            <text:p>Incident</text:p>
          </table:table-cell>
          <table:table-cell table:style-name="ce169" table:formula="of:=[.J28]" office:value-type="string" office:string-value="The only girl in the orchestra" calcext:value-type="string">
            <text:p>The only girl in the orchestra</text:p>
          </table:table-cell>
          <table:table-cell table:style-name="ce169" table:formula="of:=[.B28]" office:value-type="string" office:string-value="Death by Numbers" calcext:value-type="string">
            <text:p>Death by Numbers</text:p>
          </table:table-cell>
          <table:table-cell table:style-name="ce169"/>
          <table:table-cell table:style-name="ce169" table:formula="of:=[.H28]" office:value-type="string" office:string-value="Instruments of a Beating Heart" calcext:value-type="string">
            <text:p>Instruments of a Beating Heart</text:p>
          </table:table-cell>
          <table:table-cell table:style-name="ce169" table:formula="of:=[.B28]" office:value-type="string" office:string-value="Death by Numbers" calcext:value-type="string">
            <text:p>Death by Numbers</text:p>
          </table:table-cell>
          <table:table-cell table:style-name="ce169" table:formula="of:=[.D28]" office:value-type="string" office:string-value="I Am Ready, Warden" calcext:value-type="string">
            <text:p>I Am Ready, Warden</text:p>
          </table:table-cell>
          <table:table-cell table:style-name="ce169"/>
          <table:table-cell table:style-name="ce33" table:number-columns-repeated="1004"/>
          <table:table-cell table:number-columns-repeated="15360"/>
        </table:table-row>
        <table:table-row table:style-name="ro3">
          <table:table-cell/>
          <table:table-cell table:style-name="ce33" table:number-columns-repeated="2"/>
          <table:table-cell table:number-columns-repeated="4"/>
          <table:table-cell table:style-name="ce33" table:number-columns-repeated="1017"/>
          <table:table-cell table:number-columns-repeated="15360"/>
        </table:table-row>
        <table:table-row table:style-name="ro3" table:number-rows-repeated="104854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'Porra 2025'.J5:'Porra 2025'.K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es-ES-u-co-trad" fo:language="es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13:58:11.869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00:59:09.636000000</meta:creation-date>
    <dc:date>2025-02-11T14:03:39.567000000</dc:date>
    <meta:editing-duration>PT13H9M28S</meta:editing-duration>
    <meta:editing-cycles>92</meta:editing-cycles>
    <meta:generator>LibreOffice/7.5.4.2$Windows_X86_64 LibreOffice_project/36ccfdc35048b057fd9854c757a8b67ec53977b6</meta:generator>
    <meta:document-statistic meta:table-count="1" meta:cell-count="346" meta:object-count="0"/>
  </office:meta>
</office:document-meta>
</file>